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border-top="none" fo:border-left="none" fo:border-bottom="0.0069in solid #000000" fo:border-right="none" fo:padding-top="0in" fo:padding-left="0in" fo:padding-bottom="0.0138in" fo:padding-right="0in" style:shadow="none" fo:background-color="#FFFFFF"/>
      <style:text-properties fo:font-size="16pt" style:font-size-asian="16pt" style:font-size-complex="16pt"/>
    </style:style>
    <style:style style:name="P2" style:parent-style-name="Standard" style:family="paragraph">
      <style:text-properties fo:font-size="16pt" style:font-size-asian="16pt" style:font-size-complex="16pt"/>
    </style:style>
    <style:style style:name="P3" style:parent-style-name="Standard" style:list-style-name="LFO1" style:family="paragraph"/>
    <style:style style:name="P4" style:parent-style-name="Standard" style:family="paragraph">
      <style:paragraph-properties fo:margin-left="0.4923in">
        <style:tab-stops/>
      </style:paragraph-properties>
    </style:style>
    <style:style style:name="P5" style:parent-style-name="Standard" style:list-style-name="LFO1" style:family="paragraph"/>
    <style:style style:name="P6" style:parent-style-name="Standard" style:family="paragraph">
      <style:paragraph-properties fo:margin-left="0.5in">
        <style:tab-stops/>
      </style:paragraph-properties>
    </style:style>
    <style:style style:name="P7" style:parent-style-name="Standard" style:list-style-name="LFO1" style:family="paragraph"/>
    <style:style style:name="P8" style:parent-style-name="Standard" style:list-style-name="LFO1" style:family="paragraph"/>
  </office:automatic-styles>
  <office:body>
    <office:text text:use-soft-page-breaks="true">
      <text:p text:style-name="P1">Marktentwicklung</text:p>
      <text:p text:style-name="P2"/>
      <text:p text:style-name="Standard">Auf unserem Markt haben wir nur Zwei<text:s/>Konkurrenten. Leider stammen diese aus ein und<text:s/>derselben<text:s/>Firma:<text:s/>Google. Da wäre zum einen der kostenlose Google-übersetzter, für<text:s/>den man allerdings Internet braucht. Das andere Produkt<text:s/>von Google<text:s/>ist ein Prototyp<text:s/>namens „Pixel buds“, der auch auf unsere Versprechen eingeht, wie z.b. zeitgleiches Übersetzen<text:s/>eines Gespräches und Unterdrückung<text:s/>anderer störenden Geräusche.<text:s/>Dieses Produkt kostet ca. 159 US-Dollar.<text:s/>Aber was unser Produkt so regulär macht, ist dass unsere „Petac's“:</text:p>
      <text:p text:style-name="Standard"/>
      <text:list text:style-name="LFO1" text:continue-numbering="true">
        <text:list-item>
          <text:p text:style-name="P3">kein Internet Zugang benötigen</text:p>
        </text:list-item>
      </text:list>
      <text:p text:style-name="P4"/>
      <text:list text:style-name="LFO1" text:continue-numbering="true">
        <text:list-item>
          <text:p text:style-name="P5">im Gegensatz zu Googles Kopfhörer, die extra für das Pixel Handy entwickelt wurden, benötigt man für unsere Kopfhörer nicht mal ein Google Konto. Es ist mit jedem Handy kompatibel und braucht diese Koppelung, per Bluetooth, auch nur zum Musik abspielen, oder telefonieren (keine Gebühr für Datenübertragungen)</text:p>
        </text:list-item>
      </text:list>
      <text:p text:style-name="P6"/>
      <text:list text:style-name="LFO1" text:continue-numbering="true">
        <text:list-item>
          <text:p text:style-name="P7">durch die Unterstützung unserer wundervollen Ärztin Dr. Lena Pommermann und der hervorragenden Leistung, unserer zwei Spezialisten Lina Weber und Tom Becker, werden wir dafür sorgen,<text:s/>dass<text:s/>unsere Kopfhörer einen sehr guten<text:s/>Klang<text:s/>abgeben, ohne dass das Ohr zu Schäden kommt. Es wird auch darauf geachtet, dass der Dolmetscher nicht unangenehm oder gar wie ein Roboter klingt. Ebenso wird die perfekte Passform für das Ohr ermittelt, sodass Sie sogar einen Marathon-Lauf mitmachen können, ohne Angst haben zu müssen, dass Sie ihren Kopfhörer alle 100m verlieren könnten.<text:s/></text:p>
        </text:list-item>
      </text:list>
      <text:p text:style-name="Listenabsatz"/>
      <text:list text:style-name="LFO1" text:continue-numbering="true">
        <text:list-item>
          <text:p text:style-name="P8">Das Material wird zum größten Teil aus Karbon bestehen, sodass sie sehr leicht sein werden, ebenso werden sie isoliert und Wasserdicht hergestellt.<text:s/>Zum Aufladen der Kopfhörer bieten wir dazu eine lade box an, in der sie ganz bequem ihre Petac‘s aufladen können. Wir bestreben viel entwicklungspotenzial an, wie unterschiedliche Designs und Gespräche zwischen mehr als zwei Personen.</text:p>
        </text:list-item>
      </text:list>
      <text:p text:style-name="Standard"/>
      <text:p text:style-name="Standard">Der personal Dolmetscher ist wirklich ein<text:s/>Muss<text:s/>für jeden Reisenden<text:s/>oder jedem der mit anderen Sprachen konfrontiert wird1, egal ob jung oder alt.<text:s/>Unsere Empfehlung ist ab dem Alter 15 bis 99+.<text:s/>Wenn sie gerade mal keine Unterhaltung führen, können sie ganz einfach mit nur einem Knopfdruck Musik einschalten und einen Wunderbaren vollen Klang genieß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Listenabsatz" style:display-name="Listenabsatz" style:family="paragraph" style:parent-style-name="Standard">
      <style:paragraph-properties fo:margin-left="0.5in">
        <style:tab-stops/>
      </style:paragraph-properties>
      <style:text-properties style:font-name-complex="Mangal" style:font-size-complex="10.5pt" fo:hyphenate="false"/>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KopfzeileZchn" style:display-name="Kopfzeile Zchn" style:family="text" style:parent-style-name="Absatz-Standardschriftart">
      <style:text-properties style:font-name-complex="Mangal" style:font-size-complex="10.5pt"/>
    </style:style>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FußzeileZchn" style:display-name="Fußzeile Zchn" style:family="text" style:parent-style-name="Absatz-Standardschriftar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Fußzeile"/>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evin Renhardt</meta:initial-creator>
    <dc:creator>Kevin Tom Reinhardt</dc:creator>
    <meta:creation-date>2019-03-15T09:16:00Z</meta:creation-date>
    <dc:date>2019-03-15T09:16:00Z</dc:date>
    <meta:print-date>2019-03-14T23:03:00Z</meta:print-date>
    <meta:template xlink:href="Normal" xlink:type="simple"/>
    <meta:editing-cycles>2</meta:editing-cycles>
    <meta:editing-duration>PT0S</meta:editing-duration>
    <meta:document-statistic meta:page-count="1" meta:paragraph-count="4" meta:word-count="299" meta:character-count="2181" meta:row-count="15" meta:non-whitespace-character-count="1886"/>
  </office:meta>
</office:document-meta>
</file>